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4cb73c" officeooo:paragraph-rsid="004eedff"/>
    </style:style>
    <style:style style:name="P2" style:family="paragraph" style:parent-style-name="Standard">
      <style:text-properties officeooo:rsid="004eedff" officeooo:paragraph-rsid="004eedff"/>
    </style:style>
    <style:style style:name="P3" style:family="paragraph" style:parent-style-name="Standard">
      <style:text-properties officeooo:rsid="0052fecc" officeooo:paragraph-rsid="005885a4"/>
    </style:style>
    <style:style style:name="P4" style:family="paragraph" style:parent-style-name="Standard">
      <style:text-properties fo:font-style="normal" officeooo:rsid="004d2d1c" officeooo:paragraph-rsid="004eedff" style:font-style-asian="normal" style:font-style-complex="normal"/>
    </style:style>
    <style:style style:name="P5" style:family="paragraph" style:parent-style-name="Standard">
      <style:text-properties fo:font-style="normal" officeooo:rsid="004eedff" officeooo:paragraph-rsid="004cb73c" style:font-style-asian="normal" style:font-style-complex="normal"/>
    </style:style>
    <style:style style:name="P6" style:family="paragraph" style:parent-style-name="Standard">
      <style:text-properties fo:font-style="normal" officeooo:rsid="00521f91" officeooo:paragraph-rsid="004eedff" style:font-style-asian="normal" style:font-style-complex="normal"/>
    </style:style>
    <style:style style:name="P7" style:family="paragraph" style:parent-style-name="Standard">
      <style:text-properties fo:font-style="normal" officeooo:rsid="0055e833" officeooo:paragraph-rsid="005885a4" style:font-style-asian="normal" style:font-style-complex="normal"/>
    </style:style>
    <style:style style:name="P8" style:family="paragraph" style:parent-style-name="Standard">
      <style:text-properties fo:font-style="normal" officeooo:rsid="005acb7b" officeooo:paragraph-rsid="005885a4" style:font-style-asian="normal" style:font-style-complex="normal"/>
    </style:style>
    <style:style style:name="P9" style:family="paragraph" style:parent-style-name="Text_20_body">
      <style:text-properties fo:font-style="normal" officeooo:rsid="0072bdae" officeooo:paragraph-rsid="0072bdae" style:font-style-asian="normal" style:font-style-complex="normal"/>
    </style:style>
    <style:style style:name="P10" style:family="paragraph" style:parent-style-name="Text_20_body">
      <style:text-properties fo:font-style="normal" officeooo:rsid="00748ab2" officeooo:paragraph-rsid="0075c51f" style:font-style-asian="normal" style:font-style-complex="normal"/>
    </style:style>
    <style:style style:name="P11" style:family="paragraph" style:parent-style-name="Text_20_body">
      <style:text-properties officeooo:rsid="00632909" officeooo:paragraph-rsid="00661b89"/>
    </style:style>
    <style:style style:name="P12" style:family="paragraph" style:parent-style-name="Text_20_body">
      <style:text-properties officeooo:rsid="00699e1e" officeooo:paragraph-rsid="00699e1e"/>
    </style:style>
    <style:style style:name="P13" style:family="paragraph" style:parent-style-name="Text_20_body">
      <style:text-properties officeooo:rsid="0076b6db" officeooo:paragraph-rsid="0076b6db"/>
    </style:style>
    <style:style style:name="P14" style:family="paragraph" style:parent-style-name="Text_20_body">
      <style:text-properties officeooo:rsid="007b8486" officeooo:paragraph-rsid="007b8486"/>
    </style:style>
    <style:style style:name="P15" style:family="paragraph" style:parent-style-name="Text_20_body">
      <style:text-properties officeooo:rsid="007d2fba" officeooo:paragraph-rsid="007d2fba"/>
    </style:style>
    <style:style style:name="P16" style:family="paragraph" style:parent-style-name="Text_20_body">
      <style:text-properties officeooo:rsid="007f67e8" officeooo:paragraph-rsid="007f67e8"/>
    </style:style>
    <style:style style:name="P17" style:family="paragraph" style:parent-style-name="Text_20_body">
      <style:text-properties fo:font-style="italic" officeooo:rsid="0082979f" officeooo:paragraph-rsid="0082979f" style:font-style-asian="italic" style:font-style-complex="italic"/>
    </style:style>
    <style:style style:name="P18" style:family="paragraph" style:parent-style-name="Text_20_body">
      <style:text-properties fo:font-style="italic" officeooo:rsid="00843d34" officeooo:paragraph-rsid="00843d34" style:font-style-asian="italic" style:font-style-complex="italic"/>
    </style:style>
    <style:style style:name="P19" style:family="paragraph" style:parent-style-name="Text_20_body">
      <style:text-properties fo:font-style="italic" officeooo:rsid="0086b684" officeooo:paragraph-rsid="0086b684" style:font-style-asian="italic" style:font-style-complex="italic"/>
    </style:style>
    <style:style style:name="P20" style:family="paragraph" style:parent-style-name="Text_20_body">
      <style:text-properties fo:font-style="italic" officeooo:rsid="00885d93" officeooo:paragraph-rsid="00885d93" style:font-style-asian="italic" style:font-style-complex="italic"/>
    </style:style>
    <style:style style:name="P21" style:family="paragraph" style:parent-style-name="Text_20_body">
      <style:text-properties fo:font-style="italic" officeooo:rsid="008a2db5" officeooo:paragraph-rsid="008a2db5" style:font-style-asian="italic" style:font-style-complex="italic"/>
    </style:style>
    <style:style style:name="P22" style:family="paragraph" style:parent-style-name="Standard">
      <style:text-properties officeooo:rsid="005ccb54" officeooo:paragraph-rsid="0097b791"/>
    </style:style>
    <style:style style:name="P23" style:family="paragraph" style:parent-style-name="Heading_20_1" style:master-page-name="MP0">
      <style:paragraph-properties style:page-number="auto" fo:break-before="page"/>
    </style:style>
    <style:style style:name="P24" style:family="paragraph" style:parent-style-name="Heading_20_1">
      <style:text-properties officeooo:rsid="0049832c" officeooo:paragraph-rsid="0049832c"/>
    </style:style>
    <style:style style:name="P25" style:family="paragraph" style:parent-style-name="Heading_20_1">
      <style:text-properties officeooo:rsid="005ccb54" officeooo:paragraph-rsid="005ccb54"/>
    </style:style>
    <style:style style:name="P26" style:family="paragraph" style:parent-style-name="Heading_20_1">
      <style:text-properties officeooo:rsid="0082979f" officeooo:paragraph-rsid="0082979f"/>
    </style:style>
    <style:style style:name="P27" style:family="paragraph" style:parent-style-name="Heading_20_2">
      <style:text-properties officeooo:rsid="0060eb81" officeooo:paragraph-rsid="0060eb81"/>
    </style:style>
    <style:style style:name="P28" style:family="paragraph" style:parent-style-name="Heading_20_2">
      <style:text-properties officeooo:rsid="0082979f" officeooo:paragraph-rsid="0082979f"/>
    </style:style>
    <style:style style:name="P29" style:family="paragraph" style:parent-style-name="Heading_20_2">
      <style:text-properties officeooo:paragraph-rsid="00618641"/>
    </style:style>
    <style:style style:name="P30" style:family="paragraph" style:parent-style-name="Text_20_body">
      <style:text-properties fo:font-style="normal" officeooo:rsid="00748ab2" officeooo:paragraph-rsid="0075c51f"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4eedff" style:font-style-asian="italic" style:font-style-complex="italic"/>
    </style:style>
    <style:style style:name="T3" style:family="text">
      <style:text-properties fo:font-style="italic" officeooo:rsid="005e4bf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47d954" style:font-style-asian="normal" style:font-style-complex="normal"/>
    </style:style>
    <style:style style:name="T6" style:family="text">
      <style:text-properties fo:font-style="normal" officeooo:rsid="004d2d1c" style:font-style-asian="normal" style:font-style-complex="normal"/>
    </style:style>
    <style:style style:name="T7" style:family="text">
      <style:text-properties fo:font-style="normal" officeooo:rsid="004d324f" style:font-style-asian="normal" style:font-style-complex="normal"/>
    </style:style>
    <style:style style:name="T8" style:family="text">
      <style:text-properties fo:font-style="normal" officeooo:rsid="004d3e67" style:font-style-asian="normal" style:font-style-complex="normal"/>
    </style:style>
    <style:style style:name="T9" style:family="text">
      <style:text-properties fo:font-style="normal" officeooo:rsid="004eedff" style:font-style-asian="normal" style:font-style-complex="normal"/>
    </style:style>
    <style:style style:name="T10" style:family="text">
      <style:text-properties fo:font-style="normal" officeooo:rsid="00505dfd" style:font-style-asian="normal" style:font-style-complex="normal"/>
    </style:style>
    <style:style style:name="T11" style:family="text">
      <style:text-properties fo:font-style="normal" officeooo:rsid="005097d8" style:font-style-asian="normal" style:font-style-complex="normal"/>
    </style:style>
    <style:style style:name="T12" style:family="text">
      <style:text-properties fo:font-style="normal" officeooo:rsid="0051285f" style:font-style-asian="normal" style:font-style-complex="normal"/>
    </style:style>
    <style:style style:name="T13" style:family="text">
      <style:text-properties fo:font-style="normal" officeooo:rsid="0051df59" style:font-style-asian="normal" style:font-style-complex="normal"/>
    </style:style>
    <style:style style:name="T14" style:family="text">
      <style:text-properties fo:font-style="normal" officeooo:rsid="00521f91" style:font-style-asian="normal" style:font-style-complex="normal"/>
    </style:style>
    <style:style style:name="T15" style:family="text">
      <style:text-properties fo:font-style="normal" officeooo:rsid="0054ccbf" style:font-style-asian="normal" style:font-style-complex="normal"/>
    </style:style>
    <style:style style:name="T16" style:family="text">
      <style:text-properties fo:font-style="normal" officeooo:rsid="0055e833" style:font-style-asian="normal" style:font-style-complex="normal"/>
    </style:style>
    <style:style style:name="T17" style:family="text">
      <style:text-properties fo:font-style="normal" officeooo:rsid="00571bf5" style:font-style-asian="normal" style:font-style-complex="normal"/>
    </style:style>
    <style:style style:name="T18" style:family="text">
      <style:text-properties fo:font-style="normal" officeooo:rsid="0057ac51" style:font-style-asian="normal" style:font-style-complex="normal"/>
    </style:style>
    <style:style style:name="T19" style:family="text">
      <style:text-properties fo:font-style="normal" officeooo:rsid="00591653" style:font-style-asian="normal" style:font-style-complex="normal"/>
    </style:style>
    <style:style style:name="T20" style:family="text">
      <style:text-properties fo:font-style="normal" officeooo:rsid="005acb7b" style:font-style-asian="normal" style:font-style-complex="normal"/>
    </style:style>
    <style:style style:name="T21" style:family="text">
      <style:text-properties fo:font-style="normal" officeooo:rsid="005e4bf0" style:font-style-asian="normal" style:font-style-complex="normal"/>
    </style:style>
    <style:style style:name="T22" style:family="text">
      <style:text-properties fo:font-style="normal" officeooo:rsid="006af5a3" style:font-style-asian="normal" style:font-style-complex="normal"/>
    </style:style>
    <style:style style:name="T23" style:family="text">
      <style:text-properties fo:font-style="normal" officeooo:rsid="006e49f7" style:font-style-asian="normal" style:font-style-complex="normal"/>
    </style:style>
    <style:style style:name="T24" style:family="text">
      <style:text-properties fo:font-style="normal" officeooo:rsid="007021ce" style:font-style-asian="normal" style:font-style-complex="normal"/>
    </style:style>
    <style:style style:name="T25" style:family="text">
      <style:text-properties fo:font-style="normal" officeooo:rsid="007fd77f" style:font-style-asian="normal" style:font-style-complex="normal"/>
    </style:style>
    <style:style style:name="T26" style:family="text">
      <style:text-properties fo:font-style="normal" officeooo:rsid="008365f4" style:font-style-asian="normal" style:font-style-complex="normal"/>
    </style:style>
    <style:style style:name="T27" style:family="text">
      <style:text-properties fo:font-style="normal" officeooo:rsid="0085bb04" style:font-style-asian="normal" style:font-style-complex="normal"/>
    </style:style>
    <style:style style:name="T28" style:family="text">
      <style:text-properties fo:font-style="normal" officeooo:rsid="00894029" style:font-style-asian="normal" style:font-style-complex="normal"/>
    </style:style>
    <style:style style:name="T29" style:family="text">
      <style:text-properties fo:font-style="normal" officeooo:rsid="008bfa5c" style:font-style-asian="normal" style:font-style-complex="normal"/>
    </style:style>
    <style:style style:name="T30" style:family="text">
      <style:text-properties fo:font-style="normal" officeooo:rsid="008cf01b" style:font-style-asian="normal" style:font-style-complex="normal"/>
    </style:style>
    <style:style style:name="T31" style:family="text">
      <style:text-properties fo:font-style="normal" officeooo:rsid="008e640b" style:font-style-asian="normal" style:font-style-complex="normal"/>
    </style:style>
    <style:style style:name="T32" style:family="text">
      <style:text-properties fo:font-style="normal" officeooo:rsid="008f2479" style:font-style-asian="normal" style:font-style-complex="normal"/>
    </style:style>
    <style:style style:name="T33" style:family="text">
      <style:text-properties fo:font-style="normal" officeooo:rsid="00927a66" style:font-style-asian="normal" style:font-style-complex="normal"/>
    </style:style>
    <style:style style:name="T34" style:family="text">
      <style:text-properties fo:font-style="normal" officeooo:rsid="0093fd0f" style:font-style-asian="normal" style:font-style-complex="normal"/>
    </style:style>
    <style:style style:name="T35" style:family="text">
      <style:text-properties fo:font-style="normal" officeooo:rsid="00959075" style:font-style-asian="normal" style:font-style-complex="normal"/>
    </style:style>
    <style:style style:name="T36" style:family="text">
      <style:text-properties fo:font-style="normal" officeooo:rsid="0096f7c8" style:font-style-asian="normal" style:font-style-complex="normal"/>
    </style:style>
    <style:style style:name="T37" style:family="text">
      <style:text-properties fo:font-style="normal" officeooo:rsid="0097b791" style:font-style-asian="normal" style:font-style-complex="normal"/>
    </style:style>
    <style:style style:name="T38" style:family="text">
      <style:text-properties fo:font-style="normal" officeooo:rsid="009f760a" style:font-style-asian="normal" style:font-style-complex="normal"/>
    </style:style>
    <style:style style:name="T39" style:family="text">
      <style:text-properties fo:font-style="normal" officeooo:rsid="00661b89" style:font-style-asian="normal" style:font-style-complex="normal"/>
    </style:style>
    <style:style style:name="T40" style:family="text">
      <style:text-properties fo:font-style="normal" officeooo:rsid="00a41de1" style:font-style-asian="normal" style:font-style-complex="normal"/>
    </style:style>
    <style:style style:name="T41" style:family="text">
      <style:text-properties fo:font-style="normal" officeooo:rsid="00a8ea3e" style:font-style-asian="normal" style:font-style-complex="normal"/>
    </style:style>
    <style:style style:name="T42" style:family="text">
      <style:text-properties fo:font-style="normal" officeooo:rsid="00a9bb90" style:font-style-asian="normal" style:font-style-complex="normal"/>
    </style:style>
    <style:style style:name="T43" style:family="text">
      <style:text-properties fo:font-style="normal" officeooo:rsid="00aabfac" style:font-style-asian="normal" style:font-style-complex="normal"/>
    </style:style>
    <style:style style:name="T44" style:family="text">
      <style:text-properties fo:font-style="normal" officeooo:rsid="00b4692e" style:font-style-asian="normal" style:font-style-complex="normal"/>
    </style:style>
    <style:style style:name="T45" style:family="text">
      <style:text-properties fo:font-style="normal" officeooo:rsid="00b7f7e7" style:font-style-asian="normal" style:font-style-complex="normal"/>
    </style:style>
    <style:style style:name="T46" style:family="text">
      <style:text-properties fo:font-style="normal" officeooo:rsid="00b831b3" style:font-style-asian="normal" style:font-style-complex="normal"/>
    </style:style>
    <style:style style:name="T47" style:family="text">
      <style:text-properties officeooo:rsid="00271926"/>
    </style:style>
    <style:style style:name="T48" style:family="text">
      <style:text-properties officeooo:rsid="0049832c"/>
    </style:style>
    <style:style style:name="T49" style:family="text">
      <style:text-properties officeooo:rsid="0064fa78"/>
    </style:style>
    <style:style style:name="T50" style:family="text">
      <style:text-properties officeooo:rsid="00661b89"/>
    </style:style>
    <style:style style:name="T51" style:family="text">
      <style:text-properties officeooo:rsid="0066b687"/>
    </style:style>
    <style:style style:name="T52" style:family="text">
      <style:text-properties officeooo:rsid="00685c0f"/>
    </style:style>
    <style:style style:name="T53" style:family="text">
      <style:text-properties officeooo:rsid="00699e1e"/>
    </style:style>
    <style:style style:name="T54" style:family="text">
      <style:text-properties style:text-position="super 58%" fo:font-style="normal" officeooo:rsid="006af5a3" style:font-style-asian="normal" style:font-style-complex="normal"/>
    </style:style>
    <style:style style:name="T55" style:family="text">
      <style:text-properties style:text-position="super 58%" officeooo:rsid="007f67e8"/>
    </style:style>
    <style:style style:name="T56" style:family="text">
      <style:text-properties officeooo:rsid="00748ab2"/>
    </style:style>
    <style:style style:name="T57" style:family="text">
      <style:text-properties officeooo:rsid="0075c51f"/>
    </style:style>
    <style:style style:name="T58" style:family="text">
      <style:text-properties officeooo:rsid="00792d40"/>
    </style:style>
    <style:style style:name="T59" style:family="text">
      <style:text-properties officeooo:rsid="007aa987"/>
    </style:style>
    <style:style style:name="T60" style:family="text">
      <style:text-properties officeooo:rsid="007d22f8"/>
    </style:style>
    <style:style style:name="T61" style:family="text">
      <style:text-properties officeooo:rsid="007f229c"/>
    </style:style>
    <style:style style:name="T62" style:family="text">
      <style:text-properties officeooo:rsid="007f67e8"/>
    </style:style>
    <style:style style:name="T63" style:family="text">
      <style:text-properties officeooo:rsid="00a0d3ba"/>
    </style:style>
    <style:style style:name="T64" style:family="text">
      <style:text-properties officeooo:rsid="00a5e9de"/>
    </style:style>
    <style:style style:name="T65" style:family="text">
      <style:text-properties officeooo:rsid="00618641"/>
    </style:style>
    <style:style style:name="T66" style:family="text">
      <style:text-properties officeooo:rsid="00bc497b"/>
    </style:style>
    <style:style style:name="T67" style:family="text">
      <style:text-properties officeooo:rsid="00bdb0d8"/>
    </style:style>
    <style:style style:name="T68" style:family="text">
      <style:text-properties officeooo:rsid="00c1167d"/>
    </style:style>
    <style:style style:name="T69" style:family="text">
      <style:text-properties officeooo:rsid="00c3f205"/>
    </style:style>
    <style:style style:name="T70" style:family="text">
      <style:text-properties officeooo:rsid="00c475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Part <text:span text:style-name="T47">3</text:span>, Chapter <text:span text:style-name="T48">2</text:span></text:h>
      <text:h text:style-name="P24" text:outline-level="1">Types of Self-Custody Wallets</text:h>
      <text:p text:style-name="P1"><text:span text:style-name="T5">I</text:span><text:span text:style-name="T4">n order to understand how to properly store our cryptocurrency keys, it is first helpful to understand the types of wallets available </text:span><text:span text:style-name="T6">to us. The type of wallet will dictate the overall level of security, and how we should manage our backups to maintain that </text:span><text:span text:style-name="T9">same amount of security</text:span><text:span text:style-name="T6">. </text:span></text:p>
      <text:p text:style-name="P4"/>
      <text:p text:style-name="P1"><text:span text:style-name="T7">At a core level, a wallet </text:span><text:span text:style-name="T8">is a piece of software that generates and stores Bitcoin keys, generates addresses from those keys, and digitally signs transactions. At some point along the way, a </text:span><text:span text:style-name="T12">fully functioning </text:span><text:span text:style-name="T8">wallet must also be able to get data on address balances from the public blockchain in order to construct transactions </text:span><text:span text:style-name="T12">for signing.</text:span><text:span text:style-name="T8"> This work can either be done by a full node, which validates and stores all transactions, or a light client that just </text:span><text:span text:style-name="T9">gets data about the specific addresses for that wallet. Modern wallets generate a </text:span><text:span text:style-name="T2">seed phrase</text:span><text:span text:style-name="T9">, a single master key that can be used to derive unlimited </text:span><text:span text:style-name="T10">individual key and public address pairs. </text:span><text:span text:style-name="T13">Wallets can also generate single private key </text:span><text:span text:style-name="T33">and</text:span><text:span text:style-name="T13"> address pairs at random without the use of a seed, but seed phrases are the modern standard. </text:span></text:p>
      <text:p text:style-name="P5"/>
      <text:p text:style-name="P2"><text:span text:style-name="T4">At the very simplest level though, a “wallet” is just a </text:span><text:span text:style-name="T11">single </text:span><text:span text:style-name="T4">private key </text:span><text:span text:style-name="T11">and </text:span><text:span text:style-name="T4">address pair. </text:span><text:span text:style-name="T11">One could generate a key, derive the address, and receive as much money as they like to that address without even having an internet connection. Of course, you would have to later “sweep” that key into a more fully-functioned wallet to spend those coins. But </text:span><text:span text:style-name="T14">you don’t have to have anything more than a key and address to have a very basic cryptocurrency wallet. </text:span></text:p>
      <text:p text:style-name="P6"/>
      <text:p text:style-name="P3"><text:span text:style-name="T14">G</text:span><text:span text:style-name="T4">iven that a wallet can be anything from a single private key </text:span><text:span text:style-name="T34">and</text:span><text:span text:style-name="T4"> address pair all the way to a fully-validating blockchain node, there’s a lot of room for developers to provide different kinds of </text:span><text:soft-page-break/><text:span text:style-name="T4">wallet software. </text:span><text:span text:style-name="T15">Pretty much any platform that can run code can run Bitcoin wallet software of some level – from tiny microprocessors, to mobile phones, all the way up to powerful desktop computers. </text:span><text:span text:style-name="T16">Just as many software developers try to “run Doom” (a popular video game) on just about every possible type of computer, many developers “run Bitcoin” across </text:span><text:span text:style-name="T38">a</text:span><text:span text:style-name="T16"> wide variety of devices. </text:span></text:p>
      <text:p text:style-name="P7"/>
      <text:p text:style-name="P3"><text:span text:style-name="T17">As we’ll see later on, the simplest form of wallet doesn’t even need a computer for storage – you can encode </text:span><text:span text:style-name="T35">a </text:span><text:span text:style-name="T17">seed phrase or single key data on paper or metal and store it for later use, </text:span><text:span text:style-name="T18">eschewing </text:span><text:span text:style-name="T19">digital </text:span><text:span text:style-name="T18">storage </text:span><text:span text:style-name="T19">for the simple </text:span><text:span text:style-name="T18">physical form. That key data must be generated on a computing device and swept when you want to spend it, but the wallet can exist in purely physical form for as long as you desire simple, reliable storage. </text:span><text:span text:style-name="T20">Most wallets offer key generation, storage, address management, and transaction signing. </text:span></text:p>
      <text:p text:style-name="P8"><text:s text:c="52"/></text:p>
      <text:p text:style-name="P22"><text:span text:style-name="T20">S</text:span><text:span text:style-name="T4">ome terminology – a </text:span><text:span text:style-name="T1">hot</text:span><text:span text:style-name="T4"> wallet is a wallet that runs on an internet-connected computing device. Most commonly, </text:span><text:span text:style-name="T36">this is </text:span><text:span text:style-name="T4">a desktop PC or a mobile phone. </text:span><text:span text:style-name="T21">These wallets generate and store the keys on an internet-connected </text:span><text:span text:style-name="T45">machine</text:span><text:span text:style-name="T21">, which as we will see offers less security than the other type of wallet. A </text:span><text:span text:style-name="T3">cold </text:span><text:span text:style-name="T21">wallet is a wallet where the keys are stored (and often generated) on an </text:span><text:span text:style-name="T3">offline</text:span><text:span text:style-name="T21"> device. These are </text:span><text:span text:style-name="T37">usually </text:span><text:span text:style-name="T21">purpose-built, retail devices designed for crypto like Trezor, Ledger, KeepKey, and others. </text:span></text:p>
      <text:h text:style-name="P25" text:outline-level="1">Hot Wallets</text:h>
      <text:h text:style-name="P27" text:outline-level="2">Desktop or PC Wallets</text:h>
      <text:p text:style-name="P11"><text:span text:style-name="T4">Desktop and PC wallets,</text:span> you guessed it, run on full-fledged PCs like desktop or laptop computers. These wallets can be installed on common operating systems like Windows, Mac OSX, and Linux. <text:span text:style-name="T49">Due to the ease of development and available computing </text:span><text:soft-page-break/><text:span text:style-name="T49">power, storage, and bandwidth, these can be some of the most feature-complete wallets available.</text:span></text:p>
      <text:p text:style-name="P11"><text:span text:style-name="T50">In most cases, fully validating nodes must run in a desktop setting.</text:span><text:span text:style-name="T39"> Full nodes</text:span><text:span text:style-name="T50"> download, validate, and re-broadcast the entire blockchain </text:span><text:span text:style-name="T53">for a given cryptocurrency. </text:span><text:span text:style-name="T63">This function is particularly important for open blockchains such as Bitcoin and Ethereum, which need lots of full nodes to decentralize the validation of transactions</text:span><text:span text:style-name="T50">. This offers security and privacy advantages as there’s no need to ask or trust a third party to validate your transactions, or fetch data in order to construct them. </text:span><text:span text:style-name="T51">Full nodes help support the network by providing additional copies of the blockchain others can use and enforcing the rules by validating transactions. </text:span><text:span text:style-name="T52">Because a full node must store a copy of the entire blockchain, receive and rebroadcast transactions, and validate a large number of cryptographic operations, the required resources go beyond what smaller devices can reasonably achieve. A desktop PC has the requisite storage, bandwidth, and computing power to run these full nodes. </text:span></text:p>
      <text:p text:style-name="P12">That’s not to say all desktop wallets are full nodes. In fact, many desktop wallets are<text:span text:style-name="T4"> light clients: </text:span><text:span text:style-name="T22">wallets that rely on 3</text:span><text:span text:style-name="T54">rd</text:span><text:span text:style-name="T22"> parties such as full nodes or blockchain explorers to fetch selected transaction data. </text:span><text:span text:style-name="T23">These wallets still allow the user to have full control over their own private keys and thus are non-custodial, but they do ask </text:span><text:span text:style-name="T40">full </text:span><text:span text:style-name="T23">nodes for transaction data. </text:span><text:span text:style-name="T24">In either case, desktop wallets offer a simple, familiar way to interact with cryptocurrency networks and retain full control over </text:span><text:span text:style-name="T46">user</text:span><text:span text:style-name="T24"> private keys.</text:span></text:p>
      <text:p text:style-name="P9">A major advantage of desktop wallets is the ability to run a full node. For those that wish to exercise the full power of cryptocurrency and validate <text:span text:style-name="T64">a </text:span>blockchain, a desktop wallet is necessary. <text:span text:style-name="T56">Another advantage of this wallet is familiarity and ease-of-use for those used to regular old computer software. Most </text:span><text:soft-page-break/><text:span text:style-name="T56">find the workflow of installing and using software on a PC familiar, so backups, transactions, and troubleshooting will feel easier than other types of wallets. </text:span></text:p>
      <text:p text:style-name="P10">A major disadvantage of these wallets is overall security. Although running a full node, for example, contributes to the overall security of the network, desktop wallets have several disadvantages for end-user private key security. This is largely due to a higher <text:span text:style-name="T1">attack surface</text:span> than other types of wallets. <text:span text:style-name="T57">This means there are more avenues for someone to potentially compromise your keys or steal from you in other ways using desktop wallets. </text:span></text:p>
      <text:p text:style-name="P10">First, malware can exist on the PC and attempt to steal keys or swap addresses out for those of an attacker. Secondly, PC software installation is generally friction-free. There’s no real verification of the software required to install it, so you could be installing <text:span text:style-name="T1">malicious </text:span>wallet software without knowing it. There have been several instances of malicious actors tricking users into installing fake wallet software and stealing cryptocurrency. With hardware wallets and mobile wallets, this threat is less likely although not impossible. </text:p>
      <text:h text:style-name="P29" text:outline-level="2" text:is-list-header="true"><text:span text:style-name="T65">Mobile Wallets</text:span></text:h>
      <text:p text:style-name="P13"><text:span text:style-name="T4">Mobile wallets</text:span> are installed on smartphone devices such as Android or iOS. Of course, we are talking about non-custodial mobile wallets which aren’t the same as an exchange app. These wallets allow users to fully control their own keys and easily sign transactions from their mobile device. <text:span text:style-name="T58">These wallets range in functionality from fairly simple to complex, depending on the currencies and protocol features supported. </text:span><text:span text:style-name="T59">In particular, these wallets are often designed with convenience in mind.</text:span></text:p>
      <text:p text:style-name="P14"><text:soft-page-break/>Given that smartphones are portable and usually carried around with us, these wallets generally offer the greatest convenience for everyday spending. With your camera, you can scan <text:span text:style-name="T67">a </text:span>QR code to get a payment address instead of typing or copy-pasting <text:span text:style-name="T66">it</text:span>. Wallets are usually light clients that require a connection to other nodes or a server for payment info, so the software has a small footprint on your device. <text:span text:style-name="T60">Many wallets are designed to support multiple currencies, tokens, and protocol features for payments and smart contracts.</text:span></text:p>
      <text:p text:style-name="P15">You might think that this convenience comes at the price of security, but mobile wallets are actually a better choice for security than desktop due to the lower attack surface. Mobile operating systems, by design, are more locked-down than a typical PC OS. Every application must ask permission to access sensitive system resources such as the camera, storage, or location. <text:span text:style-name="T61">The programming interface and libraries are standardized and well maintained. </text:span><text:span text:style-name="T62">And the vast majority of users download apps from a central app store. These stores, Google Play and the Apple App Store, vet apps in advance for standard requirements and scan for malware. Although it is possible to download apps from a 3</text:span><text:span text:style-name="T55">rd</text:span><text:span text:style-name="T62"> party on Android, most users will go through the app store. </text:span></text:p>
      <text:p text:style-name="P16">All of these security features mean there’s less chance for malware to infect your device and less chance <text:span text:style-name="T70">for</text:span> a malicious wallet <text:span text:style-name="T70">to get</text:span> into the app store. Keep in mind that it’s not impossible for this to happen, and some malicious apps have stolen user funds. One such example scans the user's photos for seed phrases using optical character recognition and pattern-matching code. It’s just less <text:span text:style-name="T4">likely than on a PC where it’s standard practice to install software from all over the internet with little vetting. </text:span><text:span text:style-name="T25">The permissions ecosystem on mobile also makes it </text:span><text:soft-page-break/><text:span text:style-name="T25">less likely that malware could scan your clipboard for addresses, scan your filesystem for keys, or execute other attacks. </text:span></text:p>
      <text:h text:style-name="P26" text:outline-level="1">Cold Wallets</text:h>
      <text:h text:style-name="P28" text:outline-level="2">Hardware Wallets</text:h>
      <text:p text:style-name="P17"><text:span text:style-name="T4">Cold wallets are the pinnacle of cryptocurrency security for most users. Th</text:span><text:span text:style-name="T41">e</text:span><text:span text:style-name="T4"> term </text:span><text:span text:style-name="T41">cold wallet</text:span><text:span text:style-name="T4"> most often refers to hardware wallets, which are specialized devices designed for generating, storing, and using cryptocurrency keys. </text:span><text:span text:style-name="T26">Devices such as Trezor, Ledger, and Keep</text:span><text:span text:style-name="T44">K</text:span><text:span text:style-name="T26">ey are commercially available devices built with commonly available microprocessors, and usually with open-source software – called firmware in this context. </text:span></text:p>
      <text:p text:style-name="P18"><text:span text:style-name="T26">H</text:span><text:span text:style-name="T4">ardw</text:span><text:span text:style-name="T27">are wallets such as these commercial examples are fully featured and specially designed for the safe storage of crypto keys. These wallets generate your keys completely offline and store them encrypted in such a way that they cannot be extracted from the device. By connecting your wallet to a PC, you can sign and broadcast transactions without the keys ever leaving the device. You can also connect a hardware wallet to a PC running a full node rather than relying on other servers for transaction data, while keeping your keys on the device. </text:span></text:p>
      <text:p text:style-name="P19"><text:span text:style-name="T27">A </text:span><text:span text:style-name="T4">cold wallet doesn’t have to be this complicated, even. A keypair generated on an offline PC or simple microcontroller can be printed, written down, or etched in metal. The address associated with the key or seed can be used to receive funds as long as you like, while keeping the key safe offline. You would later have to import that key into a hot wallet for spending, however, thereby reducing your security. Full-featured hardware wallets have the advantage here because they can also sign transactions while keeping the keys offline. </text:span></text:p>
      <text:p text:style-name="P20"><text:soft-page-break/><text:span text:style-name="T4">Hardware or other cold wallets offer the best security for users. This approach has the lowest attack surface of all wallet options, because compromising the keys would generally require </text:span>physical <text:span text:style-name="T4">access to the user’s seed phrase or private key backups. </text:span><text:span text:style-name="T28">Since the keys are generated and stored on a non-networked, specialized device, there’s no chance for malicious software to extract keys and send them off to the attacker. There’s a small chance of supply-chain related attacks tainting the device firmware, or a user being tricked into installing a malicious firmware update. However, this is still less likely to occur than some other malware or exploit finding its way onto a general-purpose phone or PC.</text:span></text:p>
      <text:p text:style-name="P21"><text:span text:style-name="T28">L</text:span><text:span text:style-name="T4">ess software and no networking mean these devices have </text:span><text:span text:style-name="T42">fewer</text:span><text:span text:style-name="T4"> chances to be tainted by malicious code, snooping, or even user interaction. And beyond the device, the storage of cold wallet key backups offers distinct advantages. </text:span><text:span text:style-name="T29">Cold wallet key data such as seed phrases or encoded private keys must always be stored in offline and or non-electronic form. Most often, this data is written on paper or stamped into metal. </text:span><text:span text:style-name="T30">By only storing keys offline, you avoid the possibility that malware can extract keys, send them to an attacker, or allow for attempted decryption. </text:span><text:span text:style-name="T31">Offline keys require physical access to steal rather than network access, which i</text:span><text:span text:style-name="T32">s </text:span><text:span text:style-name="T43">a </text:span><text:span text:style-name="T32">much less likely </text:span><text:span text:style-name="T43">threat/risk</text:span><text:span text:style-name="T32"> for the average us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1T18:02:59.701000000</dc:date>
    <meta:editing-cycles>156</meta:editing-cycles>
    <meta:editing-duration>P1DT11H15M12S</meta:editing-duration>
    <meta:document-statistic meta:table-count="0" meta:image-count="0" meta:object-count="0" meta:page-count="7" meta:paragraph-count="29" meta:word-count="1957" meta:character-count="12034" meta:non-whitespace-character-count="10034"/>
    <meta:template xlink:type="simple" xlink:actuate="onRequest" xlink:title="" xlink:href="Normal.dotm"/>
  </office:meta>
</office:document-meta>
</file>